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2.19cm" fo:min-width="9.56cm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1.184cm" fo:min-width="0.934cm"/>
    </style:style>
    <style:style style:name="gr3" style:family="graphic" style:parent-style-name="standard">
      <style:graphic-properties svg:stroke-width="0.1cm" svg:stroke-color="#000000" draw:marker-start-width="0.35cm" draw:marker-end="Arrow" draw:marker-end-width="0.35cm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fo:min-height="1.401cm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stroke="none" svg:stroke-color="#000000" draw:fill="none" draw:fill-color="#ffffff" fo:min-height="2.059cm"/>
    </style:style>
    <style:style style:name="gr8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9" style:family="graphic">
      <style:graphic-properties draw:textarea-horizontal-align="justify" draw:textarea-vertical-align="middle" draw:auto-grow-height="false" fo:min-height="1.184cm" fo:min-width="0.93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style:text-properties fo:font-size="26pt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custom-shape draw:style-name="gr1" draw:text-style-name="P2" draw:layer="layout" svg:width="10.16cm" svg:height="2.54cm" svg:x="12.684cm" svg:y="2.397cm">
            <text:p text:style-name="P1"><text:span text:style-name="T1">DoorsClose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10.16cm" svg:height="2.54cm" svg:x="12.684cm" svg:y="4.937cm">
            <text:p text:style-name="P1"><text:span text:style-name="T1">Entry: closeDoors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0.16cm" svg:height="2.54cm" svg:x="12.684cm" svg:y="12.557cm">
            <text:p text:style-name="P1"><text:span text:style-name="T1">DoorsOpe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10.16cm" svg:height="2.54cm" svg:x="12.684cm" svg:y="15.097cm">
            <text:p text:style-name="P1"><text:span text:style-name="T1">Entry: openDoors()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xml:id="id1" draw:id="id1" draw:layer="layout" svg:width="2.032cm" svg:height="2.032cm" svg:x="2.27cm" svg:y="3.9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4.302cm" svg:y1="4.937cm" svg:x2="12.684cm" svg:y2="4.937cm" draw:start-shape="id1" draw:start-glue-point="10" draw:end-shape="id2" svg:d="M4302 4937h8382" svg:viewBox="0 0 8383 1">
          <text:p/>
        </draw:connector>
        <draw:line draw:style-name="gr4" draw:text-style-name="P1" draw:layer="layout" svg:x1="20.304cm" svg:y1="12.557cm" svg:x2="20.304cm" svg:y2="7.477cm">
          <text:p/>
        </draw:line>
        <draw:frame draw:style-name="gr5" draw:text-style-name="P3" draw:layer="layout" svg:width="7.493cm" svg:height="1.651cm" svg:x="7.604cm" svg:y="9.255cm">
          <draw:text-box>
            <text:p><text:span text:style-name="T1">motionDetected</text:span></text:p>
          </draw:text-box>
        </draw:frame>
        <draw:line draw:style-name="gr4" draw:text-style-name="P1" draw:layer="layout" svg:x1="15.224cm" svg:y1="7.477cm" svg:x2="15.224cm" svg:y2="12.557cm">
          <text:p/>
        </draw:line>
        <draw:frame draw:style-name="gr6" draw:text-style-name="P3" draw:layer="layout" svg:width="4.699cm" svg:height="1.397cm" svg:x="20.431cm" svg:y="9.382cm">
          <draw:text-box>
            <text:p><text:span text:style-name="T1">timeout</text:span></text:p>
          </draw:text-box>
        </draw:frame>
      </draw:page>
      <draw:page draw:name="page2" draw:style-name="dp1" draw:master-page-name="Default_5f_">
        <draw:g xml:id="id4" draw:id="id4">
          <draw:custom-shape draw:style-name="gr1" draw:text-style-name="P2" draw:layer="layout" svg:width="10.16cm" svg:height="2.54cm" svg:x="12.684cm" svg:y="2.397cm">
            <text:p text:style-name="P1"><text:span text:style-name="T1">DoorsClose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10.16cm" svg:height="2.54cm" svg:x="12.684cm" svg:y="4.937cm">
            <text:p text:style-name="P1"><text:span text:style-name="T1">Entry: closeDoors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0.16cm" svg:height="2.54cm" svg:x="12.684cm" svg:y="12.557cm">
            <text:p text:style-name="P1"><text:span text:style-name="T1">DoorsOpe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10.16cm" svg:height="2.54cm" svg:x="12.684cm" svg:y="15.097cm">
            <text:p text:style-name="P1"><text:span text:style-name="T1">Entry: openDoors()</text:span></text:p>
            <draw:enhanced-geometry svg:viewBox="0 0 21600 21600" draw:type="rectangle" draw:enhanced-path="M 0 0 L 21600 0 21600 21600 0 21600 0 0 Z N"/>
          </draw:custom-shape>
        </draw:g>
        <draw:custom-shape draw:style-name="gr2" draw:text-style-name="P1" xml:id="id3" draw:id="id3" draw:layer="layout" svg:width="2.032cm" svg:height="2.032cm" svg:x="2.27cm" svg:y="3.9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4.302cm" svg:y1="4.937cm" svg:x2="12.684cm" svg:y2="4.937cm" draw:start-shape="id3" draw:start-glue-point="10" draw:end-shape="id4" svg:d="M4302 4937h8382" svg:viewBox="0 0 8383 1">
          <text:p/>
        </draw:connector>
        <draw:line draw:style-name="gr4" draw:text-style-name="P1" draw:layer="layout" svg:x1="20.304cm" svg:y1="12.557cm" svg:x2="20.304cm" svg:y2="7.477cm">
          <text:p/>
        </draw:line>
        <draw:frame draw:style-name="gr7" draw:text-style-name="P3" draw:layer="layout" svg:width="8.255cm" svg:height="2.309cm" svg:x="6.842cm" svg:y="9.255cm">
          <draw:text-box>
            <text:p><text:span text:style-name="T1">motionDetected / restartTimer()</text:span></text:p>
          </draw:text-box>
        </draw:frame>
        <draw:line draw:style-name="gr4" draw:text-style-name="P1" draw:layer="layout" svg:x1="15.224cm" svg:y1="7.477cm" svg:x2="15.224cm" svg:y2="12.557cm">
          <text:p/>
        </draw:line>
        <draw:frame draw:style-name="gr6" draw:text-style-name="P3" draw:layer="layout" svg:width="4.699cm" svg:height="1.397cm" svg:x="20.431cm" svg:y="9.382cm">
          <draw:text-box>
            <text:p><text:span text:style-name="T1">timeout</text:span></text:p>
          </draw:text-box>
        </draw:frame>
        <draw:line draw:style-name="gr4" draw:text-style-name="P1" draw:layer="layout" svg:x1="10.144cm" svg:y1="16.367cm" svg:x2="12.684cm" svg:y2="16.367cm">
          <text:p/>
        </draw:line>
        <draw:line draw:style-name="gr8" draw:text-style-name="P1" draw:layer="layout" svg:x1="12.557cm" svg:y1="13.827cm" svg:x2="10.144cm" svg:y2="13.827cm">
          <text:p/>
        </draw:line>
        <draw:line draw:style-name="gr8" draw:text-style-name="P1" draw:layer="layout" svg:x1="10.144cm" svg:y1="13.827cm" svg:x2="10.144cm" svg:y2="16.367cm">
          <text:p/>
        </draw:line>
        <draw:frame draw:style-name="gr7" draw:text-style-name="P3" draw:layer="layout" svg:width="8.255cm" svg:height="2.309cm" svg:x="1.635cm" svg:y="13.954cm">
          <draw:text-box>
            <text:p><text:span text:style-name="T1">motionDetected / restartTimer()</text:span></text:p>
          </draw:text-box>
        </draw:frame>
      </draw:page>
      <draw:page draw:name="page3" draw:style-name="dp1" draw:master-page-name="Default_5f_">
        <draw:g xml:id="id6" draw:id="id6">
          <draw:custom-shape draw:style-name="gr1" draw:text-style-name="P2" draw:layer="layout" svg:width="10.16cm" svg:height="2.54cm" svg:x="12.684cm" svg:y="2.397cm">
            <text:p text:style-name="P1"><text:span text:style-name="T1">DoorsClosed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10.16cm" svg:height="2.54cm" svg:x="12.684cm" svg:y="4.937cm">
            <text:p text:style-name="P1"><text:span text:style-name="T1">Entry: closeDoors(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2" draw:layer="layout" svg:width="10.16cm" svg:height="2.54cm" svg:x="12.684cm" svg:y="12.557cm">
            <text:p text:style-name="P1"><text:span text:style-name="T1">DoorsOpe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1" draw:layer="layout" svg:width="10.16cm" svg:height="2.54cm" svg:x="12.684cm" svg:y="15.097cm">
            <text:p text:style-name="P1"><text:span text:style-name="T1">Entry: openDoors()</text:span></text:p>
            <draw:enhanced-geometry svg:viewBox="0 0 21600 21600" draw:type="rectangle" draw:enhanced-path="M 0 0 L 21600 0 21600 21600 0 21600 0 0 Z N"/>
          </draw:custom-shape>
        </draw:g>
        <draw:custom-shape draw:style-name="gr9" draw:text-style-name="P1" xml:id="id5" draw:id="id5" draw:layer="Layout" svg:width="2.032cm" svg:height="2.032cm" svg:x="2.27cm" svg:y="3.9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3" draw:text-style-name="P1" draw:layer="layout" svg:x1="4.302cm" svg:y1="4.937cm" svg:x2="12.684cm" svg:y2="4.937cm" draw:start-shape="id5" draw:start-glue-point="10" draw:end-shape="id6" svg:d="M4302 4937h8382" svg:viewBox="0 0 8383 1">
          <text:p/>
        </draw:connector>
        <draw:line draw:style-name="gr4" draw:text-style-name="P1" draw:layer="layout" svg:x1="20.304cm" svg:y1="12.557cm" svg:x2="20.304cm" svg:y2="7.477cm">
          <text:p/>
        </draw:line>
        <draw:frame draw:style-name="gr7" draw:text-style-name="P3" draw:layer="layout" svg:width="8.255cm" svg:height="3.338cm" svg:x="6.842cm" svg:y="8.493cm">
          <draw:text-box>
            <text:p text:style-name="P4"><text:span text:style-name="T1">motionDetected / restartTimer()</text:span></text:p>
            <text:p text:style-name="P4"><text:span text:style-name="T1">[!locked]</text:span></text:p>
          </draw:text-box>
        </draw:frame>
        <draw:line draw:style-name="gr4" draw:text-style-name="P1" draw:layer="layout" svg:x1="15.224cm" svg:y1="7.477cm" svg:x2="15.224cm" svg:y2="12.557cm">
          <text:p/>
        </draw:line>
        <draw:frame draw:style-name="gr6" draw:text-style-name="P3" draw:layer="layout" svg:width="4.699cm" svg:height="1.397cm" svg:x="20.431cm" svg:y="9.382cm">
          <draw:text-box>
            <text:p text:style-name="P4"><text:span text:style-name="T1">timeout</text:span></text:p>
          </draw:text-box>
        </draw:frame>
        <draw:line draw:style-name="gr4" draw:text-style-name="P1" draw:layer="layout" svg:x1="10.144cm" svg:y1="16.367cm" svg:x2="12.684cm" svg:y2="16.367cm">
          <text:p/>
        </draw:line>
        <draw:line draw:style-name="gr8" draw:text-style-name="P1" draw:layer="layout" svg:x1="12.557cm" svg:y1="13.827cm" svg:x2="10.144cm" svg:y2="13.827cm">
          <text:p/>
        </draw:line>
        <draw:line draw:style-name="gr8" draw:text-style-name="P1" draw:layer="layout" svg:x1="10.144cm" svg:y1="13.827cm" svg:x2="10.144cm" svg:y2="16.367cm">
          <text:p/>
        </draw:line>
        <draw:frame draw:style-name="gr7" draw:text-style-name="P3" draw:layer="layout" svg:width="8.255cm" svg:height="2.309cm" svg:x="1.635cm" svg:y="13.954cm">
          <draw:text-box>
            <text:p text:style-name="P4"><text:span text:style-name="T1">motionDetected / restartTimer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09T20:05:58.277030173</meta:creation-date>
    <dc:date>2015-03-09T21:55:45.615907858</dc:date>
    <meta:editing-duration>PT19M25S</meta:editing-duration>
    <meta:editing-cycles>9</meta:editing-cycles>
    <meta:generator>LibreOffice/4.3.3.2$Linux_X86_64 LibreOffice_project/430m0$Build-2</meta:generator>
    <meta:document-statistic meta:object-count="44"/>
  </office:meta>
</office:document-meta>
</file>